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eeeee" draw:opacity="60%" draw:textarea-horizontal-align="justify" draw:textarea-vertical-align="middle" draw:auto-grow-height="false" fo:min-height="2.17cm" fo:min-width="3.42cm" fo:padding-top="0.165cm" fo:padding-bottom="0.165cm" fo:padding-left="0.29cm" fo:padding-right="0.29cm" draw:shadow="hidden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eeeeee" draw:opacity="60%" draw:textarea-horizontal-align="justify" draw:textarea-vertical-align="middle" draw:auto-grow-height="false" fo:min-height="2.17cm" fo:min-width="2.67cm" fo:padding-top="0.165cm" fo:padding-bottom="0.165cm" fo:padding-left="0.29cm" fo:padding-right="0.29cm" draw:shadow="hidden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eeeee" draw:opacity="60%" draw:textarea-horizontal-align="justify" draw:textarea-vertical-align="middle" draw:auto-grow-height="false" fo:min-height="2.17cm" fo:min-width="4.12cm" fo:padding-top="0.165cm" fo:padding-bottom="0.165cm" fo:padding-left="0.29cm" fo:padding-right="0.29cm" draw:shadow="hidden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="Arrowheads_20_1" draw:marker-end-width="0.321cm" draw:textarea-vertical-align="middle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2.17cm" fo:min-width="6.17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eeeeee" draw:opacity="60%" draw:textarea-horizontal-align="justify" draw:textarea-vertical-align="middle" draw:auto-grow-height="false" fo:min-height="2.17cm" fo:min-width="4.17cm" fo:padding-top="0.165cm" fo:padding-bottom="0.165cm" fo:padding-left="0.29cm" fo:padding-right="0.29cm" draw:shadow="hidden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="Arrowheads_20_2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eeeeee" draw:opacity="60%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.5cm" svg:x="12.8cm" svg:y="1.25cm">
          <text:p text:style-name="P1"><text:span text:style-name="T1"><text:s/></text:span><text:span text:style-name="T1">SPDFM </text:span></text:p>
          <text:p text:style-name="P1"><text:span text:style-name="T1">Control Module</text:span></text:p>
          <text:p text:style-name="P1"><text:span text:style-name="T1">(M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25cm" svg:height="2.5cm" svg:x="4.25cm" svg:y="5cm">
          <text:p text:style-name="P1"><text:span text:style-name="T1">Input </text:span></text:p>
          <text:p text:style-name="P1"><text:span text:style-name="T1">Parameters</text:span></text:p>
          <text:p text:style-name="P1"><text:span text:style-name="T1">Module (M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cm" svg:height="2.5cm" svg:x="15.55cm" svg:y="5cm">
          <text:p text:style-name="P1"><text:span text:style-name="T1">SPD Simulator </text:span></text:p>
          <text:p text:style-name="P1"><text:span text:style-name="T1">Module (M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cm" svg:height="2.5cm" svg:x="9.3cm" svg:y="5cm">
          <text:p text:style-name="P1"><text:span text:style-name="T1">Mesh Input</text:span></text:p>
          <text:p text:style-name="P1"><text:span text:style-name="T1">Module</text:span></text:p>
          <text:p text:style-name="P1"><text:span text:style-name="T1">(M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4.7cm" svg:height="2.5cm" svg:x="12.05cm" svg:y="9.5cm">
          <text:p text:style-name="P1"><text:span text:style-name="T1">Frequency </text:span></text:p>
          <text:p text:style-name="P1"><text:span text:style-name="T1">Domain </text:span></text:p>
          <text:p text:style-name="P1"><text:span text:style-name="T1">Imaginary-PDE</text:span></text:p>
          <text:p text:style-name="P1"><text:span text:style-name="T1">Solver Module (M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4.8cm" svg:y1="3.75cm" svg:x2="5.875cm" svg:y2="5cm" draw:start-shape="id1" draw:start-glue-point="2" draw:end-shape="id2" draw:end-glue-point="0" svg:d="M14800 3750v625h-8925v625" svg:viewBox="0 0 8926 1251">
          <text:p/>
        </draw:connector>
        <draw:connector draw:style-name="gr4" draw:text-style-name="P3" draw:layer="layout" svg:x1="14.8cm" svg:y1="3.75cm" svg:x2="11.3cm" svg:y2="5cm" draw:start-shape="id1" draw:start-glue-point="2" draw:end-shape="id3" draw:end-glue-point="0" svg:d="M14800 3750v625h-3500v625" svg:viewBox="0 0 3501 1251">
          <text:p/>
        </draw:connector>
        <draw:connector draw:style-name="gr4" draw:text-style-name="P3" draw:layer="layout" svg:x1="14.8cm" svg:y1="3.75cm" svg:x2="17.55cm" svg:y2="5cm" draw:start-shape="id1" draw:start-glue-point="2" draw:end-shape="id4" draw:end-glue-point="0" svg:d="M14800 3750v625h2750v625" svg:viewBox="0 0 2751 1251">
          <text:p/>
        </draw:connector>
        <draw:connector draw:style-name="gr4" draw:text-style-name="P3" draw:layer="layout" svg:x1="17.55cm" svg:y1="7.5cm" svg:x2="14.4cm" svg:y2="9.5cm" draw:start-shape="id4" draw:start-glue-point="2" draw:end-shape="id5" svg:d="M17550 7500v1000h-3150v1000" svg:viewBox="0 0 3151 2001">
          <text:p/>
        </draw:connector>
        <draw:custom-shape draw:style-name="gr5" draw:text-style-name="P4" xml:id="id8" draw:id="id8" draw:layer="layout" svg:width="6.75cm" svg:height="2.5cm" svg:x="10.55cm" svg:y="13.5cm">
          <text:p text:style-name="P1"><text:span text:style-name="T1">Data Structure Module (M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2.5cm" svg:x="21.5cm" svg:y="5cm">
          <text:p text:style-name="P1"><text:span text:style-name="T1">Output </text:span></text:p>
          <text:p text:style-name="P1"><text:span text:style-name="T1">Module (M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4.8cm" svg:y1="3.75cm" svg:x2="23.5cm" svg:y2="5cm" draw:start-shape="id1" draw:start-glue-point="2" draw:end-shape="id6" draw:end-glue-point="0" svg:d="M14800 3750v625h8700v625" svg:viewBox="0 0 8701 1251">
          <text:p/>
        </draw:connector>
        <draw:custom-shape draw:style-name="gr1" draw:text-style-name="P2" xml:id="id9" draw:id="id9" draw:layer="layout" svg:width="4cm" svg:height="2.5cm" svg:x="12.05cm" svg:y="17cm">
          <text:p text:style-name="P1"><text:span text:style-name="T1">Hardware Hiding </text:span></text:p>
          <text:p text:style-name="P1"><text:span text:style-name="T1">Module (M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4.75cm" svg:height="2.5cm" svg:x="18.25cm" svg:y="9.5cm">
          <text:p text:style-name="P1"><text:span text:style-name="T1">Frequency </text:span></text:p>
          <text:p text:style-name="P1"><text:span text:style-name="T1">Domain </text:span></text:p>
          <text:p text:style-name="P1"><text:span text:style-name="T1">Real-PDE</text:span></text:p>
          <text:p text:style-name="P1"><text:span text:style-name="T1">Solver Module (M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55cm" svg:y1="7.5cm" svg:x2="20.625cm" svg:y2="9.5cm" draw:start-shape="id4" draw:start-glue-point="2" draw:end-shape="id7" svg:d="M17550 7500v1000h3075v1000" svg:viewBox="0 0 3076 2001">
          <text:p/>
        </draw:connector>
        <draw:connector draw:style-name="gr7" draw:text-style-name="P3" draw:layer="layout" draw:line-skew="2.25cm" svg:x1="5.875cm" svg:y1="7.5cm" svg:x2="13.925cm" svg:y2="13.5cm" draw:start-shape="id2" draw:start-glue-point="2" draw:end-shape="id8" draw:end-glue-point="0" svg:d="M5875 7500v5250h8050v750" svg:viewBox="0 0 8051 6001">
          <text:p/>
        </draw:connector>
        <draw:connector draw:style-name="gr7" draw:text-style-name="P3" draw:layer="layout" draw:line-skew="2.25cm" svg:x1="11.3cm" svg:y1="7.5cm" svg:x2="13.925cm" svg:y2="13.5cm" draw:start-shape="id3" draw:start-glue-point="2" draw:end-shape="id8" draw:end-glue-point="0" svg:d="M11300 7500v5250h2625v750" svg:viewBox="0 0 2626 6001">
          <text:p/>
        </draw:connector>
        <draw:connector draw:style-name="gr7" draw:text-style-name="P3" draw:layer="layout" svg:x1="14.4cm" svg:y1="12cm" svg:x2="13.925cm" svg:y2="13.5cm" draw:start-shape="id5" draw:start-glue-point="2" draw:end-shape="id8" svg:d="M14400 12000v750h-475v750" svg:viewBox="0 0 476 1501">
          <text:p/>
        </draw:connector>
        <draw:connector draw:style-name="gr7" draw:text-style-name="P3" draw:layer="layout" svg:x1="20.625cm" svg:y1="12cm" svg:x2="13.925cm" svg:y2="13.5cm" draw:start-shape="id7" draw:start-glue-point="2" draw:end-shape="id8" svg:d="M20625 12000v750h-6700v750" svg:viewBox="0 0 6701 1501">
          <text:p/>
        </draw:connector>
        <draw:connector draw:style-name="gr7" draw:text-style-name="P3" draw:layer="layout" draw:line-skew="2.25cm" svg:x1="23.5cm" svg:y1="7.5cm" svg:x2="13.925cm" svg:y2="13.5cm" draw:start-shape="id6" draw:start-glue-point="2" draw:end-shape="id8" draw:end-glue-point="0" svg:d="M23500 7500v5250h-9575v750" svg:viewBox="0 0 9576 6001">
          <text:p/>
        </draw:connector>
        <draw:connector draw:style-name="gr7" draw:text-style-name="P3" draw:layer="layout" svg:x1="13.925cm" svg:y1="16cm" svg:x2="14.05cm" svg:y2="17cm" draw:start-shape="id8" draw:start-glue-point="2" draw:end-shape="id9" draw:end-glue-point="0" svg:d="M13925 16000v500h125v500" svg:viewBox="0 0 126 1001">
          <text:p/>
        </draw:connector>
        <draw:custom-shape draw:style-name="gr2" draw:text-style-name="P2" xml:id="id10" draw:id="id10" draw:layer="layout" svg:width="3.25cm" svg:height="2.5cm" svg:x="1.25cm" svg:y="8.5cm">
          <text:p text:style-name="P1"><text:span text:style-name="T1">Specification </text:span></text:p>
          <text:p text:style-name="P1"><text:span text:style-name="T1">Parameters</text:span></text:p>
          <text:p text:style-name="P1"><text:span text:style-name="T1">Module (M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line-skew="-3.791cm 2.291cm -0.209cm" svg:x1="5.875cm" svg:y1="7.5cm" svg:x2="2.875cm" svg:y2="8.5cm" draw:start-shape="id2" draw:start-glue-point="2" draw:end-shape="id10" draw:end-glue-point="0" svg:d="M5875 7500v250h-2875-125v750" svg:viewBox="0 0 3001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6T02:34:02.840513821</meta:creation-date>
    <meta:editing-duration>PT4M36S</meta:editing-duration>
    <meta:editing-cycles>3</meta:editing-cycles>
    <meta:generator>LibreOffice/7.0.2.2$Linux_X86_64 LibreOffice_project/3a01483fc371ab18cfca4bab0d636937da5eaf70</meta:generator>
    <dc:date>2020-11-16T03:00:19.757323149</dc:date>
    <meta:document-statistic meta:object-count="23"/>
  </office:meta>
</office:document-meta>
</file>